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font-name="Helvetic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Helvetica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Jacobsen</text:p>
      <text:p text:style-name="P1">Spring 2020</text:p>
      <text:p text:style-name="P1">Web 120</text:p>
      <text:p text:style-name="P4"><text:a xlink:type="simple" xlink:href="http://jacobsendesign.org/web120/index.html" text:style-name="Internet_20_link" text:visited-style-name="Visited_20_Internet_20_Link"><text:span text:style-name="T1">http://jacobsendesign.org/web120/index.html</text:span></text:a><text:span text:style-name="T1"> <text:line-break/></text:span><text:a xlink:type="simple" xlink:href="https://github.com/john-jacobsen" text:style-name="Internet_20_link" text:visited-style-name="Visited_20_Internet_20_Link"><text:span text:style-name="T2">https://github.com/john-jacobsen</text:span></text:a><text:span text:style-name="T2"> </text:span></text:p>
      <text:p text:style-name="P2"/>
      <text:p text:style-name="P3">This week I spent a considerable amount of my time reading up on php, watching videos online for it, and trying to get my contact.php page on my website working.</text:p>
      <text:p text:style-name="P3"/>
      <text:p text:style-name="P3">Besides that, which took up the lions share of my time, I also completed the assigned videos and less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26T23:15:04.11</meta:creation-date>
    <dc:date>2020-05-08T21:20:32.85</dc:date>
    <meta:editing-duration>PT14M21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6" meta:word-count="57" meta:character-count="375"/>
  </office:meta>
</office:document-meta>
</file>